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OpenSymbol1" svg:font-family="OpenSymbol" style:font-pitch="variable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BetecknaLowerCase" svg:font-family="BetecknaLowerCase" style:font-adornments="Standard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6pt" officeooo:rsid="0013b859" officeooo:paragraph-rsid="001290e9" style:font-size-asian="6pt" style:font-size-complex="6pt"/>
    </style:style>
    <style:style style:name="P2" style:family="paragraph" style:parent-style-name="Standard">
      <style:text-properties style:font-name="FreeSans1" fo:font-size="6pt" officeooo:rsid="001290e9" officeooo:paragraph-rsid="0007a16d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FreeSans1" fo:font-size="14pt" officeooo:rsid="001d18b4" officeooo:paragraph-rsid="001d18b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FreeSans1" fo:font-size="12pt" fo:font-weight="bold" officeooo:rsid="001d18b4" officeooo:paragraph-rsid="001d18b4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FreeSans1" fo:font-size="6pt" officeooo:rsid="001290e9" officeooo:paragraph-rsid="0007a16d" style:font-size-asian="6pt" style:font-size-complex="6pt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font-name="FreeSans1" fo:font-size="12pt" fo:font-weight="bold" officeooo:rsid="001d18b4" officeooo:paragraph-rsid="001d18b4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style:font-name="FreeSans1" fo:font-size="26pt" fo:font-weight="bold" officeooo:rsid="001d18b4" officeooo:paragraph-rsid="001d18b4" style:font-size-asian="26pt" style:font-weight-asian="bold" style:font-size-complex="2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style:font-name="FreeSans1" fo:font-size="26pt" fo:font-weight="bold" officeooo:rsid="001fe293" officeooo:paragraph-rsid="001fe293" style:font-size-asian="26pt" style:font-weight-asian="bold" style:font-size-complex="26pt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12pt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style:text-properties style:font-name="FreeSans1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text-properties style:font-name="OpenSymbol1" fo:font-size="48pt" fo:font-weight="normal" style:font-size-asian="48pt" style:font-weight-asian="normal" style:font-size-complex="48pt" style:font-weight-complex="normal"/>
    </style:style>
    <style:style style:name="T1" style:family="text">
      <style:text-properties style:font-name="FreeSans1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OpenSymbol1" fo:font-size="48pt" fo:font-weight="normal" style:font-size-asian="48pt" style:font-weight-asian="normal" style:font-size-complex="48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64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Wir lernen Schreiben</text:p>
      <text:p text:style-name="P7"><draw:frame text:anchor-type="paragraph" draw:z-index="2" draw:style-name="gr2" draw:text-style-name="P12" svg:width="4.238cm" svg:height="3.647cm" svg:x="6.189cm" svg:y="1.099cm"><draw:text-box><text:p text:style-name="P11"><text:span text:style-name="T1">AaBbCc</text:span></text:p></draw:text-box></draw:frame><draw:frame text:anchor-type="paragraph" draw:z-index="3" draw:style-name="gr3" draw:text-style-name="P14" svg:width="3.467cm" svg:height="2.408cm" svg:x="9.691cm" svg:y="0.34cm"><draw:text-box><text:p text:style-name="P13"><text:span text:style-name="T2"></text:span></text:p></draw:text-box></draw:frame></text:p>
      <text:p text:style-name="P7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Name (vorher geschrieben):</text:p>
      <text:p text:style-name="P2"/>
      <text:p text:style-name="P2"/>
      <text:p text:style-name="P2"/>
      <text:p text:style-name="P2"/>
      <text:p text:style-name="P2"/>
      <text:p text:style-name="P2"><draw:line text:anchor-type="paragraph" draw:z-index="0" draw:style-name="gr1" draw:text-style-name="P9" svg:x1="3.5cm" svg:y1="0.191cm" svg:x2="13.499cm" svg:y2="0.19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3">Name (nachher geschrieben):</text:p>
      <text:p text:style-name="P2"/>
      <text:p text:style-name="P2"/>
      <text:p text:style-name="P2"/>
      <text:p text:style-name="P2"/>
      <text:p text:style-name="P2"/>
      <text:p text:style-name="P2"><draw:line text:anchor-type="paragraph" draw:z-index="1" draw:style-name="gr1" draw:text-style-name="P10" svg:x1="3.499cm" svg:y1="0.224cm" svg:x2="13.501cm" svg:y2="0.224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adornments="Regular" style:font-charset="x-symbol"/>
    <style:font-face style:name="OpenSymbol1" svg:font-family="OpenSymbol" style:font-pitch="variable" style:font-charset="x-symbol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BetecknaLowerCase" svg:font-family="BetecknaLowerCase" style:font-adornments="Standard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6-14T18:23:25.667881453</dc:date>
    <dc:creator>Stephan Kreutzer</dc:creator>
    <meta:editing-duration>PT1H16M45S</meta:editing-duration>
    <meta:editing-cycles>26</meta:editing-cycles>
    <meta:generator>LibreOffice/4.2.8.2$Linux_x86 LibreOffice_project/420m0$Build-2</meta:generator>
    <meta:document-statistic meta:table-count="0" meta:image-count="0" meta:object-count="0" meta:page-count="2" meta:paragraph-count="3" meta:word-count="9" meta:character-count="73" meta:non-whitespace-character-count="67"/>
  </office:meta>
</office:document-meta>
</file>